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mesterarbeit “Concurrent Garbage Collector”</text:h>
      <text:h text:style-name="Heading_20_2" text:outline-level="2">Einleitung</text:h>
      <text:h text:style-name="Heading_20_3" text:outline-level="3">Motivation</text:h>
      <text:p text:style-name="Text_20_body">Während der Vorlesung “Systemnahe Software” des Wintersemesters 2006 / 2007 hat Tomas Pospisek ein Paper von Herrn Dijkstra vorgestellt, in dem ein nebenläufiger Garbage Collector (GC) vorgestellt wurde. Herr Pospisek fragte die Klasse, warum dieser Algorithmus in industriellen Programmiersprachen und deren Runtimes nicht verwendet wird und stattdessen der TwoSpace Algorithmus und andere, “Halt the world” Varianten verwendet werden. Ich hätte da gerne eine Antwort gegeben, konnte aber keine finden. Entweder, dachte ich mir, ist dieses Paper nicht an die richtigen Leute gelangt (eher unwahrscheinlich) oder die Implementierung (auf die Herr Dijkstra verzichtete) ist nicht möglich oder es lohnt sicht nicht. Da wir jetzt aber eine neue Ära beginnen, in der Heimcomputer und Laptops zusehends mit Mehrprozessorarchitekturen bestückt sind, dachte ich mir, es könnte Zeit sein, diese Frage von neuem anzugehen.</text:p>
      <text:h text:style-name="Heading_20_3" text:outline-level="3">Ziele</text:h>
      <text:p text:style-name="Text_20_body">Diese Arbeit verfolgt verschiedene Ziele, die sich in die Achsen Offiziell/Privat und Hauptziele/Sekundärziele einteilen lassen. </text:p>
      <text:p text:style-name="Text_20_body">Das Hauptziel dieser Arbeit besteht in einer funktionierenden Implementation des Algorithmus von Dijkstra. Ich wollte sehen, ob ich diesen Algorithmus implementieren und zum laufen bringen kann.</text:p>
      <text:p text:style-name="Text_20_body">Das Sekundärziel dieser Arbeit ist ein Vergleich der beiden Algorithmen TwoSpace und Concurrent. Hier sollen Erklärungen für die Vorliebe der Industrie, TwoSpace zu implementieren, gefunden werden.</text:p>
      <text:p text:style-name="Text_20_body">Ein privates Ziel war auch, Erfahrungen mit C, lex und yacc zu sammeln und so einerseits meine Angst vor Pointern zu verlieren und ausserdem vertiefte Kenntnisse im Umgang mit Parsergeneratoren zu erlangen.</text:p>
      <text:h text:style-name="Heading_20_2" text:outline-level="2">Vorgehen</text:h>
      <text:p text:style-name="Text_20_body">Um das Hauptziel, den Concurrent Garbage Collector zu implementieren, zu erreichen, sind diverse Vorbedingungen zu erfüllen: Es muss eine Runtime vorhanden sein, welches auf einem Heap Speicher alloziiert und die Funktionsweise dieser Runtime muss genau bekannt sein, damit man den Algorithmus vollständig umsetzen kann. Ausserdem muss ein Problem vorliegen, das mit dieser Runtime gelöst werden muss, welches genügend Allokationen macht, um die Wirkung des Garbage Collectors zu testen.</text:p>
      <text:p text:style-name="Text_20_body">Der Algorithmus von Dijkstra bezieht sich auf einen LISP Interpreter. Leider weiss ich über LISP herzlich wenig und wollte nicht die notorisch lange Einarbeitungszeit in diese Sprache und dann, darauf aufbauend, in den Interpreter auf mich nehmen. Ich hatte mir aber schon seit längerer Zeit Gedanken über eine minimale stackorientierte Programmiersprache und dazugehöriger Runtime gemacht, welche in ihrem Aufbau ähnlich wie LISP funktioniert, aber auf imperative Weise Probleme abarbeitet. Dies schien mir für die Implementation des Concurrent Garbage Collectors geeignet.</text:p>
      <text:p text:style-name="Text_20_body">Um das Sekundärziel, TwoSpace und Concurrent Garbage Collector zu vergleichen, brauchte ich einen Testalgorithmus, der mit der Runtime und jeweils dem einen oder anderen Allokator laufen sollte, welches möglichst ohne Änderung am Testalgorithmus dazu gebracht werden kann, wenig und viel Speicher zu verwenden. Der Testalgorithmus sollte also abhängig vom Input mehr oder weniger Speicher aufs Mal verwenden und länger oder weniger lang laufen.</text:p>
      <text:p text:style-name="Text_20_body">Die privaten Ziele sollten durch Festlegung der Programmiersprache für die Arbeit auf ANSI C und Entwicklung eines Parsers für den Inpterpreter mittels flex und bison, GNU Varianten der Tools lex und yacc.</text:p>
      <text:p text:style-name="Text_20_body">Da diese Arbeit aus lauter Unbekannten bestand, von denen ich die Entwicklungszeit nicht vorhersagen konnte, entschloss ich mich, die Programmierung explorativ vorzunehmen, indem ich jeweils einen Schritt nach dem anderen Implementiere. Folgende Schritte drängten sich auf:</text:p>
      <text:list text:style-name="L1">
        <text:list-item>
          <text:p text:style-name="P1">Definition der Programmiersprache (Syntax und Semantik) im Hinblick auf die einfache Implementierung eines Interpreters dafür</text:p>
        </text:list-item>
        <text:list-item>
          <text:p text:style-name="P1">Finden eines geeigneten Testalgorithmus für die zwei Garbage Collection Algorithmen und Implementation in der Programmiersprache Sina</text:p>
        </text:list-item>
        <text:list-item>
          <text:p text:style-name="P1">Entwicklung eines Parsers für die Programmiersprache Sina. Der Parser muss den Testalgorithmus parsen können und eine Repräsentation des Programms im Speicher aufbauen. Dafür muss die Schnittstelle für Speicheralloziierung festgelegt und mit einem Dummy-Allokator implementiert werden.</text:p>
        </text:list-item>
        <text:list-item>
          <text:p text:style-name="P1">Implementieren des Interpreters mit dem Dummy-Allokator und testen des Testalgorithmus (Debugging des Interpreters und des Testalgorithmus)</text:p>
        </text:list-item>
        <text:list-item>
          <text:p text:style-name="P1">Implementieren des TwoSpace Garbage Collectors als einfachere Variante.</text:p>
        </text:list-item>
        <text:list-item>
          <text:p text:style-name="P1">Implementieren des Concurrent Garbage Collectors.</text:p>
        </text:list-item>
        <text:list-item>
          <text:p text:style-name="P1">Vergleich der beiden Garbage Collectoren.</text:p>
        </text:list-item>
        <text:list-item>
          <text:p text:style-name="P1">Dokumentation der Resultate.</text:p>
        </text:list-item>
      </text:list>
      <text:p text:style-name="Text_20_body">Da wenig über die Lösung im Vornherein bekannt war, konnte jeweils nicht weiter als bis zum nächsten Schritt geplant werden. So hatte ich zum Beispiel keine Ahnung, wie ein Parser aussieht und wie sich der in den Interpreter einbauen lässt. Ich liess also die Struktur der Applikation einerseits aus den Vorgaben der verwendeten Tools (vorallem des Parsers) und den einzelnen zu erreichenden Phasen wachsen.</text:p>
      <text:h text:style-name="Heading_20_2" text:outline-level="2">Vorgehen</text:h>
      <text:p text:style-name="Text_20_body"/>
      <text:h text:style-name="Heading_20_3" text:outline-level="3">Vorbedingungen</text:h>
      <text:h text:style-name="Heading_20_2" text:outline-level="2">Architektur</text:h>
      <text:p text:style-name="Text_20_body">Die Lösung besteht im Wesentlichen aus 4 Teilen: Dem Testalgorithmus, einem Parser/Lexer für die Programmiersprache Sina, einem Interpreter, welche das Repräsentation des Testalgorithmus ausführt und einem Satz Garbage Collectoren, welche die Speicherverwaltung übernehmen.</text:p>
      <text:h text:style-name="Heading_20_2" text:outline-level="2">Die Programmiersprache Sina</text:h>
      <text:p text:style-name="Text_20_body">Die Programmiersprache Sina wurde im Hinblick auf einfache Implementierung und Interpretierbarkeit entworfen. Im Prinzip ist es eine Art Assembler für die Sina Virtual Maschine (SinaVM). In der Programmiersprache Sina wird keinen Unterschied zwischen Daten und Programmcode gemacht. So gesehen, ist ein Programm eine Liste von Daten (Objekten), die erst durch die Interpretation eine Bedeutung erhalten.</text:p>
      <text:p text:style-name="Text_20_body">Die Syntax der Programmiersprache Sina wird durch folgende EBNF gegeben:</text:p>
      <text:p text:style-name="Text_20_body">program := list_elements</text:p>
      <text:p text:style-name="Text_20_body">list_elements := | list_elements list_element</text:p>
      <text:p text:style-name="Text_20_body">list_element := integer | symbol | escaped_symbol | string | list | block</text:p>
      <text:p text:style-name="Text_20_body">escaped_symbol := ':' symbol</text:p>
      <text:p text:style-name="Text_20_body">list := '(' list_elements ')'</text:p>
      <text:p text:style-name="Text_20_body">block := '{' list_elements '}'</text:p>
      <text:p text:style-name="Text_20_body">wobei Integer eine Kette von mindestens einer Ziffer oder ein einzelnes Zeichen in Apostrophen ist und symbol eine Kette von Buchstaben, Ziffern, dem Minuszeichen und dem Underscore ist, welches mit einem Buchstaben beginnt. Ein string ist eine Kette von Zeichen, die mit Gänsefüsschen (“) beginnt und mit Gänsefüsschen aufhört. Innerhalb eines strings dürfen keine Gänsefüsschen auftreten. Ein string wird intern als Liste von Integern repräsentiert.</text:p>
      <text:p text:style-name="Text_20_body">Die Programmiersprache Sina ist case sensitive.</text:p>
      <text:p text:style-name="Text_20_body">Die Semantik der Programmiersprache Sina ist eng mit der Runtime verknüpft: Die SinaVM enthält zwei Listen, der Code Stack und der Data Stack. Nach dem Einlesen des Programms befinden sich die Elemente des Programms als Block auf dem Code Stack. Jedes Element wird, basierend auf seinem Typ, sequentiell abgearbeitet. Um ein Sina Programm zu interpretieren geht der Interpreter wie folgt vor:</text:p>
      <text:list text:style-name="L2">
        <text:list-item>
          <text:p text:style-name="P2">Ist der Code Stack leer?</text:p>
          <text:list>
            <text:list-item>
              <text:p text:style-name="P2">Falls ja, ist das Programm beendet</text:p>
            </text:list-item>
            <text:list-item>
              <text:p text:style-name="P2">Falls nein, ist der erste Block auf dem Code Stack leer?</text:p>
              <text:list>
                <text:list-item>
                  <text:p text:style-name="P2">Falls ja, Block vom Code Stack entfernen, weiter bei Schritt 1</text:p>
                </text:list-item>
                <text:list-item>
                  <text:p text:style-name="P2">Falls nein, interpretiere das erste Element des Blocks und entferne es, weiter bei Schritt 1</text:p>
                </text:list-item>
              </text:list>
            </text:list-item>
          </text:list>
        </text:list-item>
      </text:list>
      <text:p text:style-name="Text_20_body">Dabei benützt der Interpreter folgende Regeln:</text:p>
      <text:list text:style-name="L3">
        <text:list-item>
          <text:p text:style-name="P3">um einen Integer zu interpretieren, schiebe es auf den Data Stack</text:p>
        </text:list-item>
        <text:list-item>
          <text:p text:style-name="P3">um ein Escaped Symbol zu interpretieren, schiebe das entsprechende Symbol auf den Data Stack</text:p>
        </text:list-item>
        <text:list-item>
          <text:p text:style-name="P3">um eine Liste zu interpretieren, schiebe es auf den Data Stack</text:p>
        </text:list-item>
        <text:list-item>
          <text:p text:style-name="P3">um einen Block zu interpretieren, schiebe es auf den Code Stack</text:p>
        </text:list-item>
        <text:list-item>
          <text:p text:style-name="P3">um ein Symbol zu interpretieren, schaue nach, worauf das Symbol verweist und interpretiere das verwiesene gemäss den Regeln oben. Falls das Symbol auf nichts verweist, wird das Programm mit einem Fehler abgebrochen. Ein Symbol kann auch auf eine eingebaute Funktion verweisen (native function), in diesem Fall wird diese Funktion aufgerufen.</text:p>
        </text:list-item>
      </text:list>
      <text:p text:style-name="Text_20_body">Mit diesen einfachen Regeln und ein paar eingebauten Funktionen können im Prinzip alle Algorithmen beschrieben werden. Der Beweis hierzu fehlt zwar, allerdings konnte exemplarisch der Algorithmus CesarShift implementiert werden.</text:p>
      <text:h text:style-name="Heading_20_3" text:outline-level="3">Dateistruktur</text:h>
      <text:h text:style-name="Heading_20_2" text:outline-level="2">Die Garbage Collection Algorithmen</text:h>
      <text:p text:style-name="Text_20_body">Garbage Collectoren basieren auf der Idee, dass alle zu einem bestimmten Zeitpunkt für ein Programm relevanten Daten über das sogenannte Root Set erreichbar sind. Speicher, das nicht über das Root Set erreichbar ist, kann vom Programm nicht mehr manipuliert werden und kann daher wiederverwendet werden. Die Aufgabe eines Garbage Collectors ist also, solche nicht erreichbaren Speicherplätze aufzuspüren und für neue Speicherallokationen zur Verfügung zu stellen. Im Rahmen dieser Arbeit werden zwei unterschiedliche Strategien untersucht: Two Space Copy und den Concurrent Garbage Collector von Dijkstra.</text:p>
      <text:p text:style-name="Text_20_body">Garbage Collectoren arbeiten mit dem Allokator zusammen in dem Sinne, dass beide den Heap verwalten. Im Rahmen dieser Arbeit wird der Heap, der dem Programm zur Verfügung steht, als begrenzt betrachtet.</text:p>
      <text:p text:style-name="Text_20_body">Sowohl Allokatoren wie auch Garbage Collectoren arbeiten nicht mit einzelnen Bytes im Speicher, sondern mit sogenannten Chunks, welche alloziierte Stücke des Speichers beschreiben und enthalten: Ein Chunk enthält neben dem zu alloziierenden Speicher zusätzlich Metadaten über diesen Speicher, z.B. die Grösse, oder (wie bei der SinaVM) den Typ.</text:p>
      <text:h text:style-name="Heading_20_3" text:outline-level="3">Two Space Copy</text:h>
      <text:p text:style-name="Text_20_body">Der Two Space Copy Algorithmus teilt den Heap in zwei gleich grosse Hälften, wovon jeweils nur eine Hälfte aktiv ist. Für jede Speicherallokation wird ein Zeiger auf den nächsten freien Speicherplatz um die Grösse des alloziierten Speichers verschoben. Falls die aktive Hälfte des Heaps nicht genügend Platz für die Speicheralloziierung hat, wird das Root Set durchlaufen und jedes erreichbare Element wird in die inaktive Hälfte des Heaps verschoben. Zeiger innerhalb der verschobenen Chunks werden auf die entsprechenden, ebenfalls verschobenen Chunks umgelenkt. Anschliessend wird die inaktive Hälfte aktiviert und die bis anhin aktive Hälfte ist jetzt die inaktive. Bei diesem Vorgang werden nicht mehr erreichbare Chunks nicht mit kopiert und die Alloziierung kann fortgeführt werden. Falls </text:p>
      <text:p text:style-name="Text_20_body">Für den Two Space Copy spricht die einfache Implementierung und die Tatsache, dass Memory Compaction automatisch erfolgt.</text:p>
      <text:h text:style-name="Heading_20_3" text:outline-level="3">Concurrent Garbage Collector</text:h>
      <text:p text:style-name="Text_20_body">Der Concurrent Garbage Collector, wie er im Artikel von Dijkstra beschrieben wird, geht von zwei separaten Prozessen aus: Dem Mutator und dem Collector. Der Mutator arbeitet auf den Daten des ausgeführten Algorithmus (also dem Root Set), während der Collector den Heap nach Chunks durchsucht, die nicht Teil des Root Sets sind und somit nicht mehr gebraucht werden. Dabei müssen sich die zwei Prozesse untereinander koordinieren: Der Collector muss sicherstellen, dass ein Chunk, den er für frei befunden hat, in der Zwischenzeit nicht doch wieder in den Root Set aufgenommen wurde. Dies ist zwar mit sogenannten kritischen Abschnitten (mit Verwendung von Mutexes) erreichbar, führt aber zu einem gewissen Overhead, weil die einzelnen Prozesse je nach Granularität des Locking aufeinander warten müssen. Dijkstra schlägt einen Algorithmus vor, der mit Dirty Reads, also der Möglichkeit, dass der Collector alte Daten liest, <text:s/>umgehen kann: Jeder Chunk wird dabei eingefärbt in die Farben Grün, Weiss, Grau und Schwarz. </text:p>
      <text:h text:style-name="Heading_20_4" text:outline-level="4">Annahmen</text:h>
      <text:list text:style-name="L4">
        <text:list-item>
          <text:p text:style-name="P4">dieser Algorithmus wird auf einer 32 Bit Maschine ausgeführt. Eventuell kommen andere Architekturen in Frage, wichtig ist aber, dass sizeof(int) und sizeof(void*) gleich gross sind.</text:p>
        </text:list-item>
        <text:list-item>
          <text:p text:style-name="P4">Wird ein int oder ein void* gelesen, kann es zwar vorkommen, dass er inzwischen von einem anderen Prozess verändert wurde und der alte Wert gelesen wird, aber es kann nie ein ungültiger, Zwischenwert gelesen werden, bei dem sich erst einige Bits geändert haben: Es wird immer ein disktreter Zustand dieses Wortes (32 Bit) gelesen, der irgendwann im Verlaufe der Berechnungen des Mutators diesen Wert hatte.</text:p>
        </text:list-item>
      </text:list>
      <text:h text:style-name="Heading_20_2" text:outline-level="2">Probleme</text:h>
      <text:h text:style-name="Heading_20_2" text:outline-level="2">Resultat</text:h>
      <text:h text:style-name="Heading_20_3" text:outline-level="3">Vergleich TwoSpace vs. Concurrent</text:h>
      <text:h text:style-name="Heading_20_3" text:outline-level="3">Interpretation</text:h>
      <text:h text:style-name="Heading_20_2" text:outline-level="2">Glossar</text:h>
      <text:h text:style-name="Heading_20_2" text:outline-level="2">Literaturverzeichni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1-11T12:08:13</meta:creation-date>
    <dc:date>2007-11-16T09:08:22</dc:date>
    <dc:language>en</dc:language>
    <meta:editing-cycles>12</meta:editing-cycles>
    <meta:editing-duration>PT5H30M28S</meta:editing-duration>
    <meta:user-defined meta:name="Info 1"/>
    <meta:user-defined meta:name="Info 2"/>
    <meta:user-defined meta:name="Info 3"/>
    <meta:user-defined meta:name="Info 4"/>
    <meta:document-statistic meta:table-count="0" meta:image-count="0" meta:object-count="0" meta:page-count="1" meta:paragraph-count="71" meta:word-count="1690" meta:character-count="11930"/>
  </office:meta>
</office:document-meta>
</file>